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8323b" officeooo:paragraph-rsid="0018323b"/>
    </style:style>
    <style:style style:name="P2" style:family="paragraph" style:parent-style-name="Standard">
      <style:text-properties officeooo:rsid="0018323b" officeooo:paragraph-rsid="0019977a"/>
    </style:style>
    <style:style style:name="P3" style:family="paragraph" style:parent-style-name="Standard">
      <style:text-properties officeooo:rsid="0019977a" officeooo:paragraph-rsid="0019977a"/>
    </style:style>
    <style:style style:name="P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8323b" officeooo:paragraph-rsid="0018323b"/>
    </style:style>
    <style:style style:name="P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9977a" officeooo:paragraph-rsid="0019977a"/>
    </style:style>
    <style:style style:name="P6" style:family="paragraph" style:parent-style-name="Standard">
      <style:text-properties officeooo:rsid="0018323b" officeooo:paragraph-rsid="0018323b"/>
    </style:style>
    <style:style style:name="T1" style:family="text">
      <style:text-properties officeooo:rsid="001aba35"/>
    </style:style>
    <style:style style:name="T2" style:family="text">
      <style:text-properties officeooo:rsid="001ac057"/>
    </style:style>
    <style:style style:name="T3" style:family="text">
      <style:text-properties officeooo:rsid="001ba27d"/>
    </style:style>
    <style:style style:name="T4" style:family="text">
      <style:text-properties officeooo:rsid="001c6f19"/>
    </style:style>
    <style:style style:name="T5" style:family="text">
      <style:text-properties officeooo:rsid="001d52d4"/>
    </style:style>
    <style:style style:name="T6" style:family="text">
      <style:text-properties officeooo:rsid="001e36ec"/>
    </style:style>
    <style:style style:name="T7" style:family="text">
      <style:text-properties officeooo:rsid="00202500"/>
    </style:style>
    <style:style style:name="T8" style:family="text">
      <style:text-properties style:text-position="super 58%" officeooo:rsid="00202500"/>
    </style:style>
    <style:style style:name="T9" style:family="text">
      <style:text-properties officeooo:rsid="00214c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gt; Sam Disharoon</text:p>
      <text:p text:style-name="P3">README.TXT ~&gt; Sam Disharoon</text:p>
      <text:p text:style-name="P5">My approach to the problem was to take the hash fucntion I made in Lab 6, and implement it here. <text:s/>To get which bucket each word has to get in, it uses the hash function, takes the results and does a % 8000 operation on it. IT takes the number that it is hashed, and it uses the hex function to make a key for it. There are alot of suggestions unfortunately, and the program in general takes a while to function. But it still works nonetheless. So theres that. <text:s/>IT also doesn't work for other characters, only the alphabet.</text:p>
      <text:p text:style-name="P3"/>
      <text:p text:style-name="P2">Sample Output</text:p>
      <text:p text:style-name="P1">* * * * * * * *Loading Database* * * * * * * * *</text:p>
      <text:p text:style-name="P1">Loading finished at Mon Nov 11 08:57:44 2019</text:p>
      <text:p text:style-name="P1">Elapsed time ~&gt; 4.5242s</text:p>
      <text:p text:style-name="P1"/>
      <text:p text:style-name="P1">**************************************************</text:p>
      <text:p text:style-name="P1">**************************************************</text:p>
      <text:p text:style-name="P1">**************************************************</text:p>
      <text:p text:style-name="P1"/>
      <text:p text:style-name="P1">Information about this database:</text:p>
      <text:p text:style-name="P1">&lt;&gt;&lt;&gt;&lt;&gt;&lt;&gt;&lt;&gt;&lt;&gt;&lt;&gt;&lt;&gt;&lt;&gt;&lt;&gt;&lt;&gt;&lt;&gt;&lt;&gt;&lt;&gt;&lt;&gt;&lt;&gt;&lt;&gt;&lt;&gt;&lt;&gt;&lt;&gt;&lt;&gt;&lt;&gt;&lt;&gt;&lt;&gt;&lt;&gt;</text:p>
      <text:p text:style-name="P1">Total words ~&gt; 466544</text:p>
      <text:p text:style-name="P1">Largest Bucket size ~&gt; 1124</text:p>
      <text:p text:style-name="P1">Smallest Bucket size ~&gt; 1</text:p>
      <text:p text:style-name="P1">Total number of buckets ~&gt; 8000</text:p>
      <text:p text:style-name="P1">Number of used buckets ~&gt; 1725</text:p>
      <text:p text:style-name="P1">Average number of words in each bucket ~&gt; 270</text:p>
      <text:p text:style-name="P1">&lt;&gt;&lt;&gt;&lt;&gt;&lt;&gt;&lt;&gt;&lt;&gt;&lt;&gt;&lt;&gt;&lt;&gt;&lt;&gt;&lt;&gt;&lt;&gt;&lt;&gt;&lt;&gt;&lt;&gt;&lt;&gt;&lt;&gt;&lt;&gt;&lt;&gt;&lt;&gt;&lt;&gt;&lt;&gt;&lt;&gt;&lt;&gt;&lt;&gt;</text:p>
      <text:p text:style-name="P1"/>
      <text:p text:style-name="P1">Please enter some text: </text:p>
      <text:p text:style-name="P1">hello everyone sam <text:s text:c="2"/></text:p>
      <text:p text:style-name="P1">You entered ~&gt; hello everyone sam</text:p>
      <text:p text:style-name="P1">&lt;&gt;&lt;&gt;&lt;&gt;&lt;&gt;&lt;&gt;&lt;&gt;&lt;&gt;&lt;&gt;&lt;&gt;&lt;&gt;&lt;&gt;&lt;&gt;&lt;&gt;&lt;&gt;&lt;&gt;&lt;&gt;&lt;&gt;&lt;&gt;&lt;&gt;&lt;&gt;&lt;&gt;&lt;&gt;&lt;&gt;&lt;&gt;&lt;&gt;</text:p>
      <text:p text:style-name="P1">sam is an invalid word!</text:p>
      <text:p text:style-name="P1">Here are a list of possible words within one edit distance:</text:p>
      <text:p text:style-name="P1">&lt;&gt;&lt;&gt;&lt;&gt;&lt;&gt;&lt;&gt;&lt;&gt;&lt;&gt;&lt;&gt;&lt;&gt;&lt;&gt;&lt;&gt;&lt;&gt;&lt;&gt;&lt;&gt;&lt;&gt;&lt;&gt;&lt;&gt;&lt;&gt;&lt;&gt;&lt;&gt;&lt;&gt;&lt;&gt;&lt;&gt;&lt;&gt;&lt;&gt;</text:p>
      <text:p text:style-name="P1">Suggestions for sam ~&gt; <text:s/>*gam* <text:s/>*oam* <text:s/>*sfm* <text:s/>*sym* <text:s/>*sah* <text:s/>*saj* <text:s/>*sav* <text:s/>*Dam* <text:s/>*Jam* <text:s/>*Kam* <text:s/>*Mam* <text:s/>*Yam* </text:p>
      <text:p text:style-name="P1">&lt;&gt;&lt;&gt;&lt;&gt;&lt;&gt;&lt;&gt;&lt;&gt;&lt;&gt;&lt;&gt;&lt;&gt;&lt;&gt;&lt;&gt;&lt;&gt;&lt;&gt;&lt;&gt;&lt;&gt;&lt;&gt;&lt;&gt;&lt;&gt;&lt;&gt;&lt;&gt;&lt;&gt;&lt;&gt;&lt;&gt;&lt;&gt;&lt;&gt;</text:p>
      <text:p text:style-name="P1">Within two edit distances:</text:p>
      <text:p text:style-name="P1">Here are a list of possible suggestions:</text:p>
      <text:p text:style-name="P1">&lt;&gt;&lt;&gt;&lt;&gt;&lt;&gt;&lt;&gt;&lt;&gt;&lt;&gt;&lt;&gt;&lt;&gt;&lt;&gt;&lt;&gt;&lt;&gt;&lt;&gt;&lt;&gt;&lt;&gt;&lt;&gt;&lt;&gt;&lt;&gt;&lt;&gt;&lt;&gt;&lt;&gt;&lt;&gt;&lt;&gt;&lt;&gt;&lt;&gt;</text:p>
      <text:p text:style-name="P1">Suggestions for gam ~&gt; <text:s/>*oam* <text:s/>*gim* <text:s/>*gym* <text:s/>*gaj* <text:s/>*gap* <text:s/>*gau* <text:s/>*gaz* <text:s/>*Dam* <text:s/>*Jam* <text:s/>*Kam* <text:s/>*Mam* <text:s/>*Yam* </text:p>
      <text:p text:style-name="P1">&lt;&gt;&lt;&gt;&lt;&gt;&lt;&gt;&lt;&gt;&lt;&gt;&lt;&gt;&lt;&gt;&lt;&gt;&lt;&gt;&lt;&gt;&lt;&gt;&lt;&gt;&lt;&gt;&lt;&gt;&lt;&gt;&lt;&gt;&lt;&gt;&lt;&gt;&lt;&gt;&lt;&gt;&lt;&gt;&lt;&gt;&lt;&gt;&lt;&gt;&lt;&gt;&lt;&gt;&lt;&gt;&lt;&gt;&lt;&gt;&lt;&gt;&lt;&gt;&lt;&gt;&lt;&gt;&lt;&gt;&lt;&gt;&lt;&gt;&lt;&gt;&lt;&gt;&lt;&gt;&lt;&gt;&lt;&gt;&lt;&gt;&lt;&gt;&lt;&gt;&lt;&gt;&lt;&gt;&lt;&gt;&lt;&gt;&lt;&gt;</text:p>
      <text:p text:style-name="P1">Suggestions for oam ~&gt; <text:s/>*gam* <text:s/>*oad* <text:s/>*oaf* <text:s/>*oar* <text:s/>*Dam* <text:s/>*Jam* <text:s/>*Kam* <text:s/>*Mam* <text:s/>*Yam* <text:s/>*oma* </text:p>
      <text:p text:style-name="P1">&lt;&gt;&lt;&gt;&lt;&gt;&lt;&gt;&lt;&gt;&lt;&gt;&lt;&gt;&lt;&gt;&lt;&gt;&lt;&gt;&lt;&gt;&lt;&gt;&lt;&gt;&lt;&gt;&lt;&gt;&lt;&gt;&lt;&gt;&lt;&gt;&lt;&gt;&lt;&gt;&lt;&gt;&lt;&gt;&lt;&gt;&lt;&gt;&lt;&gt;&lt;&gt;&lt;&gt;&lt;&gt;&lt;&gt;&lt;&gt;&lt;&gt;&lt;&gt;&lt;&gt;&lt;&gt;&lt;&gt;&lt;&gt;&lt;&gt;&lt;&gt;&lt;&gt;&lt;&gt;&lt;&gt;&lt;&gt;&lt;&gt;&lt;&gt;&lt;&gt;&lt;&gt;&lt;&gt;&lt;&gt;&lt;&gt;&lt;&gt;</text:p>
      <text:p text:style-name="P1">Suggestions for sfm ~&gt; <text:s/>*cfm* <text:s/>*sym* <text:s/>*sfz* </text:p>
      <text:p text:style-name="P1"><text:soft-page-break/>&lt;&gt;&lt;&gt;&lt;&gt;&lt;&gt;&lt;&gt;&lt;&gt;&lt;&gt;&lt;&gt;&lt;&gt;&lt;&gt;&lt;&gt;&lt;&gt;&lt;&gt;&lt;&gt;&lt;&gt;&lt;&gt;&lt;&gt;&lt;&gt;&lt;&gt;&lt;&gt;&lt;&gt;&lt;&gt;&lt;&gt;&lt;&gt;&lt;&gt;&lt;&gt;&lt;&gt;&lt;&gt;&lt;&gt;&lt;&gt;&lt;&gt;&lt;&gt;&lt;&gt;&lt;&gt;&lt;&gt;&lt;&gt;&lt;&gt;&lt;&gt;&lt;&gt;&lt;&gt;&lt;&gt;&lt;&gt;&lt;&gt;&lt;&gt;&lt;&gt;&lt;&gt;&lt;&gt;&lt;&gt;&lt;&gt;&lt;&gt;</text:p>
      <text:p text:style-name="P1">Suggestions for sym ~&gt; <text:s/>*gym* <text:s/>*lym* <text:s/>*mym* <text:s/>*sfm* <text:s/>*sye* <text:s/>*Aym* <text:s/>*Cym* <text:s/>*Kym* <text:s/>*Pym* <text:s/>*ym* <text:s/>*sy* </text:p>
      <text:p text:style-name="P1">&lt;&gt;&lt;&gt;&lt;&gt;&lt;&gt;&lt;&gt;&lt;&gt;&lt;&gt;&lt;&gt;&lt;&gt;&lt;&gt;&lt;&gt;&lt;&gt;&lt;&gt;&lt;&gt;&lt;&gt;&lt;&gt;&lt;&gt;&lt;&gt;&lt;&gt;&lt;&gt;&lt;&gt;&lt;&gt;&lt;&gt;&lt;&gt;&lt;&gt;&lt;&gt;&lt;&gt;&lt;&gt;&lt;&gt;&lt;&gt;&lt;&gt;&lt;&gt;&lt;&gt;&lt;&gt;&lt;&gt;&lt;&gt;&lt;&gt;&lt;&gt;&lt;&gt;&lt;&gt;&lt;&gt;&lt;&gt;&lt;&gt;&lt;&gt;&lt;&gt;&lt;&gt;&lt;&gt;&lt;&gt;&lt;&gt;&lt;&gt;</text:p>
      <text:p text:style-name="P1">Suggestions for sah ~&gt; <text:s/>*aah* <text:s/>*bah* <text:s/>*dah* <text:s/>*hah* <text:s/>*jah* <text:s/>*lah* <text:s/>*pah* <text:s/>*rah* <text:s/>*wah* <text:s/>*yah* <text:s/>*shh* <text:s/>*saj* <text:s/>*sav* <text:s/>*Fah* <text:s/>*Mah* <text:s/>*Nah* <text:s/>*sh* </text:p>
      <text:p text:style-name="P1">&lt;&gt;&lt;&gt;&lt;&gt;&lt;&gt;&lt;&gt;&lt;&gt;&lt;&gt;&lt;&gt;&lt;&gt;&lt;&gt;&lt;&gt;&lt;&gt;&lt;&gt;&lt;&gt;&lt;&gt;&lt;&gt;&lt;&gt;&lt;&gt;&lt;&gt;&lt;&gt;&lt;&gt;&lt;&gt;&lt;&gt;&lt;&gt;&lt;&gt;&lt;&gt;&lt;&gt;&lt;&gt;&lt;&gt;&lt;&gt;&lt;&gt;&lt;&gt;&lt;&gt;&lt;&gt;&lt;&gt;&lt;&gt;&lt;&gt;&lt;&gt;&lt;&gt;&lt;&gt;&lt;&gt;&lt;&gt;&lt;&gt;&lt;&gt;&lt;&gt;&lt;&gt;&lt;&gt;&lt;&gt;&lt;&gt;&lt;&gt;</text:p>
      <text:p text:style-name="P1">Suggestions for saj ~&gt; <text:s/>*gaj* <text:s/>*haj* <text:s/>*kaj* <text:s/>*taj* <text:s/>*sah* <text:s/>*sav* <text:s/>*Maj* <text:s/>*Raj* </text:p>
      <text:p text:style-name="P1">&lt;&gt;&lt;&gt;&lt;&gt;&lt;&gt;&lt;&gt;&lt;&gt;&lt;&gt;&lt;&gt;&lt;&gt;&lt;&gt;&lt;&gt;&lt;&gt;&lt;&gt;&lt;&gt;&lt;&gt;&lt;&gt;&lt;&gt;&lt;&gt;&lt;&gt;&lt;&gt;&lt;&gt;&lt;&gt;&lt;&gt;&lt;&gt;&lt;&gt;&lt;&gt;&lt;&gt;&lt;&gt;&lt;&gt;&lt;&gt;&lt;&gt;&lt;&gt;&lt;&gt;&lt;&gt;&lt;&gt;&lt;&gt;&lt;&gt;&lt;&gt;&lt;&gt;&lt;&gt;&lt;&gt;&lt;&gt;&lt;&gt;&lt;&gt;&lt;&gt;&lt;&gt;&lt;&gt;&lt;&gt;&lt;&gt;&lt;&gt;</text:p>
      <text:p text:style-name="P1">Suggestions for sav ~&gt; <text:s/>*hav* <text:s/>*lav* <text:s/>*nav* <text:s/>*pav* <text:s/>*sov* <text:s/>*sah* <text:s/>*saj* <text:s/>*Bav* <text:s/>*Gav* <text:s/>*Jav* <text:s/>*Tav* </text:p>
      <text:p text:style-name="P1">&lt;&gt;&lt;&gt;&lt;&gt;&lt;&gt;&lt;&gt;&lt;&gt;&lt;&gt;&lt;&gt;&lt;&gt;&lt;&gt;&lt;&gt;&lt;&gt;&lt;&gt;&lt;&gt;&lt;&gt;&lt;&gt;&lt;&gt;&lt;&gt;&lt;&gt;&lt;&gt;&lt;&gt;&lt;&gt;&lt;&gt;&lt;&gt;&lt;&gt;&lt;&gt;&lt;&gt;&lt;&gt;&lt;&gt;&lt;&gt;&lt;&gt;&lt;&gt;&lt;&gt;&lt;&gt;&lt;&gt;&lt;&gt;&lt;&gt;&lt;&gt;&lt;&gt;&lt;&gt;&lt;&gt;&lt;&gt;&lt;&gt;&lt;&gt;&lt;&gt;&lt;&gt;&lt;&gt;&lt;&gt;&lt;&gt;&lt;&gt;</text:p>
      <text:p text:style-name="P1">Suggestions for Dam ~&gt; <text:s/>*gam* <text:s/>*oam* <text:s/>*Dem* <text:s/>*Dag* <text:s/>*Dak* <text:s/>*Dal* <text:s/>*Dan* <text:s/>*Dao* <text:s/>*Dax* <text:s/>*Jam* <text:s/>*Kam* <text:s/>*Mam* <text:s/>*Yam* </text:p>
      <text:p text:style-name="P1">&lt;&gt;&lt;&gt;&lt;&gt;&lt;&gt;&lt;&gt;&lt;&gt;&lt;&gt;&lt;&gt;&lt;&gt;&lt;&gt;&lt;&gt;&lt;&gt;&lt;&gt;&lt;&gt;&lt;&gt;&lt;&gt;&lt;&gt;&lt;&gt;&lt;&gt;&lt;&gt;&lt;&gt;&lt;&gt;&lt;&gt;&lt;&gt;&lt;&gt;&lt;&gt;&lt;&gt;&lt;&gt;&lt;&gt;&lt;&gt;&lt;&gt;&lt;&gt;&lt;&gt;&lt;&gt;&lt;&gt;&lt;&gt;&lt;&gt;&lt;&gt;&lt;&gt;&lt;&gt;&lt;&gt;&lt;&gt;&lt;&gt;&lt;&gt;&lt;&gt;&lt;&gt;&lt;&gt;&lt;&gt;&lt;&gt;&lt;&gt;</text:p>
      <text:p text:style-name="P1">Suggestions for Jam ~&gt; <text:s/>*gam* <text:s/>*oam* <text:s/>*Jae* <text:s/>*Jaf* <text:s/>*Jan* <text:s/>*Jap* <text:s/>*Jas* <text:s/>*Jat* <text:s/>*Jav* <text:s/>*Jay* <text:s/>*Dam* <text:s/>*Kam* <text:s/>*Mam* <text:s/>*Yam* </text:p>
      <text:p text:style-name="P1">&lt;&gt;&lt;&gt;&lt;&gt;&lt;&gt;&lt;&gt;&lt;&gt;&lt;&gt;&lt;&gt;&lt;&gt;&lt;&gt;&lt;&gt;&lt;&gt;&lt;&gt;&lt;&gt;&lt;&gt;&lt;&gt;&lt;&gt;&lt;&gt;&lt;&gt;&lt;&gt;&lt;&gt;&lt;&gt;&lt;&gt;&lt;&gt;&lt;&gt;&lt;&gt;&lt;&gt;&lt;&gt;&lt;&gt;&lt;&gt;&lt;&gt;&lt;&gt;&lt;&gt;&lt;&gt;&lt;&gt;&lt;&gt;&lt;&gt;&lt;&gt;&lt;&gt;&lt;&gt;&lt;&gt;&lt;&gt;&lt;&gt;&lt;&gt;&lt;&gt;&lt;&gt;&lt;&gt;&lt;&gt;&lt;&gt;&lt;&gt;</text:p>
      <text:p text:style-name="P1">Suggestions for Kam ~&gt; <text:s/>*gam* <text:s/>*oam* <text:s/>*Kim* <text:s/>*Kum* <text:s/>*Kym* <text:s/>*Kaf* <text:s/>*Kai* <text:s/>*Kal* <text:s/>*Kan* <text:s/>*Kas* <text:s/>*Kat* <text:s/>*Kaw* <text:s/>*Kay* <text:s/>*Kaz* <text:s/>*Dam* <text:s/>*Jam* <text:s/>*Mam* <text:s/>*Yam* <text:s/>*Ka* </text:p>
      <text:p text:style-name="P1">&lt;&gt;&lt;&gt;&lt;&gt;&lt;&gt;&lt;&gt;&lt;&gt;&lt;&gt;&lt;&gt;&lt;&gt;&lt;&gt;&lt;&gt;&lt;&gt;&lt;&gt;&lt;&gt;&lt;&gt;&lt;&gt;&lt;&gt;&lt;&gt;&lt;&gt;&lt;&gt;&lt;&gt;&lt;&gt;&lt;&gt;&lt;&gt;&lt;&gt;&lt;&gt;&lt;&gt;&lt;&gt;&lt;&gt;&lt;&gt;&lt;&gt;&lt;&gt;&lt;&gt;&lt;&gt;&lt;&gt;&lt;&gt;&lt;&gt;&lt;&gt;&lt;&gt;&lt;&gt;&lt;&gt;&lt;&gt;&lt;&gt;&lt;&gt;&lt;&gt;&lt;&gt;&lt;&gt;&lt;&gt;&lt;&gt;&lt;&gt;</text:p>
      <text:p text:style-name="P1">Suggestions for Mam ~&gt; <text:s/>*gam* <text:s/>*oam* <text:s/>*Mbm* <text:s/>*Mdm* <text:s/>*Mab* <text:s/>*Mah* <text:s/>*Mai* <text:s/>*Maj* <text:s/>*Mak* <text:s/>*Mao* <text:s/>*Mat* <text:s/>*Max* <text:s/>*May* <text:s/>*Dam* <text:s/>*Jam* <text:s/>*Kam* <text:s/>*Yam* </text:p>
      <text:p text:style-name="P1">&lt;&gt;&lt;&gt;&lt;&gt;&lt;&gt;&lt;&gt;&lt;&gt;&lt;&gt;&lt;&gt;&lt;&gt;&lt;&gt;&lt;&gt;&lt;&gt;&lt;&gt;&lt;&gt;&lt;&gt;&lt;&gt;&lt;&gt;&lt;&gt;&lt;&gt;&lt;&gt;&lt;&gt;&lt;&gt;&lt;&gt;&lt;&gt;&lt;&gt;&lt;&gt;&lt;&gt;&lt;&gt;&lt;&gt;&lt;&gt;&lt;&gt;&lt;&gt;&lt;&gt;&lt;&gt;&lt;&gt;&lt;&gt;&lt;&gt;&lt;&gt;&lt;&gt;&lt;&gt;&lt;&gt;&lt;&gt;&lt;&gt;&lt;&gt;&lt;&gt;&lt;&gt;&lt;&gt;&lt;&gt;&lt;&gt;&lt;&gt;</text:p>
      <text:p text:style-name="P1">Suggestions for Yam ~&gt; <text:s/>*gam* <text:s/>*oam* <text:s/>*Yim* <text:s/>*Yan* <text:s/>*Yao* <text:s/>*Yap* <text:s/>*Dam* <text:s/>*Jam* <text:s/>*Kam* <text:s/>*Mam* <text:s/>*Yma* </text:p>
      <text:p text:style-name="P1">&lt;&gt;&lt;&gt;&lt;&gt;&lt;&gt;&lt;&gt;&lt;&gt;&lt;&gt;&lt;&gt;&lt;&gt;&lt;&gt;&lt;&gt;&lt;&gt;&lt;&gt;&lt;&gt;&lt;&gt;&lt;&gt;&lt;&gt;&lt;&gt;&lt;&gt;&lt;&gt;&lt;&gt;&lt;&gt;&lt;&gt;&lt;&gt;&lt;&gt;</text:p>
      <text:p text:style-name="P1">Number of suggestions ~&gt; 158</text:p>
      <text:p text:style-name="P1">&lt;&gt;&lt;&gt;&lt;&gt;&lt;&gt;&lt;&gt;&lt;&gt;&lt;&gt;&lt;&gt;&lt;&gt;&lt;&gt;&lt;&gt;&lt;&gt;&lt;&gt;&lt;&gt;&lt;&gt;&lt;&gt;&lt;&gt;&lt;&gt;&lt;&gt;&lt;&gt;&lt;&gt;&lt;&gt;&lt;&gt;&lt;&gt;&lt;&gt;</text:p>
      <text:p text:style-name="P1">Searching for suggestions finished at ~&gt; Mon Nov 11 09:01:14 2019</text:p>
      <text:p text:style-name="P1">Elapsed time ~&gt; 186.606s</text:p>
      <text:p text:style-name="P1"/>
      <text:p text:style-name="P1">&lt;&gt;&lt;&gt;&lt;&gt;&lt;&gt;&lt;&gt;&lt;&gt;&lt;&gt;&lt;&gt;&lt;&gt;&lt;&gt;&lt;&gt;&lt;&gt;&lt;&gt;&lt;&gt;&lt;&gt;&lt;&gt;&lt;&gt;&lt;&gt;&lt;&gt;&lt;&gt;&lt;&gt;&lt;&gt;&lt;&gt;&lt;&gt;&lt;&gt;</text:p>
      <text:p text:style-name="P1">&lt;&gt;&lt;&gt;&lt;&gt;&lt;&gt;&lt;&gt;&lt;&gt;&lt;&gt;&lt;&gt;&lt;&gt;&lt;&gt;&lt;&gt;&lt;&gt;&lt;&gt;&lt;&gt;&lt;&gt;&lt;&gt;&lt;&gt;&lt;&gt;&lt;&gt;&lt;&gt;&lt;&gt;&lt;&gt;&lt;&gt;&lt;&gt;&lt;&gt;</text:p>
      <text:p text:style-name="P4">You misspelled ~&gt; 1 words!</text:p>
      <text:p text:style-name="P3"/>
      <text:p text:style-name="P1">main.cpp</text:p>
      <text:p text:style-name="P1">/Project 2 ~&gt; main.cpp</text:p>
      <text:p text:style-name="P1">//Sam Disharoon</text:p>
      <text:p text:style-name="P1">//<text:span text:style-name="T1">This is the driver program for the dictionary</text:span></text:p>
      <text:p text:style-name="P1"><text:soft-page-break/>#include"dictionary.h"</text:p>
      <text:p text:style-name="P1">#include&lt;fstream&gt;</text:p>
      <text:p text:style-name="P1">#include&lt;iostream&gt;</text:p>
      <text:p text:style-name="P1">#include&lt;string&gt;</text:p>
      <text:p text:style-name="P1">#include&lt;chrono&gt;</text:p>
      <text:p text:style-name="P1">int main(){</text:p>
      <text:p text:style-name="P1"><text:s text:c="8"/>int j=3,i;<text:tab/><text:tab/>//<text:span text:style-name="T4">j is used for display purposes, i is used for number of misspelled words</text:span></text:p>
      <text:p text:style-name="P1"><text:s text:c="8"/>std::string a,w;<text:tab/>//<text:span text:style-name="T4">a is input sentence, w is word from file</text:span></text:p>
      <text:p text:style-name="P1"><text:s text:c="8"/>std::system("clear");//<text:span text:style-name="T1">Clears the screen</text:span></text:p>
      <text:p text:style-name="P1"><text:s text:c="8"/>std::cout&lt;&lt;"* * * * * * * *Loading Database* * * * * * * * *\t\t\n";</text:p>
      <text:p text:style-name="P1"><text:s text:c="8"/>Dictionary D;</text:p>
      <text:p text:style-name="P1"><text:s text:c="8"/>std::ifstream file("english.txt");</text:p>
      <text:p text:style-name="P1"><text:s text:c="8"/>auto start=std::chrono::system_clock::now();//<text:span text:style-name="T1">starts the time to see how long it takes to import file</text:span></text:p>
      <text:p text:style-name="P1"><text:s text:c="8"/>if(file.is_open()){</text:p>
      <text:p text:style-name="P1"><text:s text:c="16"/>while(getline(file,w)){</text:p>
      <text:p text:style-name="P1"><text:s text:c="16"/>D.insert(w);//<text:span text:style-name="T1">inserts the words into the hash table</text:span></text:p>
      <text:p text:style-name="P1"><text:s text:c="16"/>}</text:p>
      <text:p text:style-name="P1"><text:s text:c="8"/>} <text:s text:c="6"/></text:p>
      <text:p text:style-name="P1"><text:s text:c="8"/>file.close();</text:p>
      <text:p text:style-name="P1"><text:s text:c="8"/>auto end = std::chrono::system_clock::now();</text:p>
      <text:p text:style-name="P1"><text:s text:c="8"/>std::chrono::duration&lt;double&gt; elapsed_seconds=end-start;</text:p>
      <text:p text:style-name="P1"><text:s text:c="8"/>std::time_t end_time = std::chrono::system_clock::to_time_t(end);</text:p>
      <text:p text:style-name="P1"><text:s text:c="8"/>std::cout&lt;&lt;"Loading finished at "&lt;&lt;std::ctime(&amp;end_time)&lt;&lt;"Elapsed time ~&gt; "&lt;&lt;elapsed_seconds.count()&lt;&lt;"s\n\n"; <text:s text:c="5"/></text:p>
      <text:p text:style-name="P1"><text:s text:c="8"/>while(j&gt;0){</text:p>
      <text:p text:style-name="P1"><text:s text:c="16"/>for(int i=0;i&lt;25;i++){</text:p>
      <text:p text:style-name="P1"><text:s text:c="24"/>std::cout&lt;&lt;"**";//<text:span text:style-name="T1">makes a pretty display</text:span></text:p>
      <text:p text:style-name="P1"><text:s text:c="16"/>} <text:s text:c="6"/></text:p>
      <text:p text:style-name="P1"><text:s text:c="16"/>std::cout&lt;&lt;"\n";</text:p>
      <text:p text:style-name="P1"><text:s text:c="16"/>j--;</text:p>
      <text:p text:style-name="P1"><text:s text:c="8"/>} <text:s text:c="6"/></text:p>
      <text:p text:style-name="P1"><text:s text:c="8"/>std::cout&lt;&lt;"\nInformation about this database:\n";</text:p>
      <text:p text:style-name="P1"><text:s text:c="8"/>for(int i=0;i&lt;25;i++){</text:p>
      <text:p text:style-name="P1"><text:s text:c="16"/>std::cout&lt;&lt;"\033[0;36m"&lt;&lt;"&lt;&gt;"&lt;&lt;"\033[0m";</text:p>
      <text:p text:style-name="P1"><text:s text:c="8"/>} <text:s text:c="6"/></text:p>
      <text:p text:style-name="P1"><text:s text:c="8"/>std::cout&lt;&lt;"\nTotal words ~&gt; "&lt;&lt;D.getnumWords()&lt;&lt;"\n";</text:p>
      <text:p text:style-name="P1"><text:s text:c="8"/>std::cout&lt;&lt;"Largest Bucket size ~&gt; "&lt;&lt;D.getLarge()&lt;&lt;"\n";</text:p>
      <text:p text:style-name="P1"><text:s text:c="8"/>std::cout&lt;&lt;"Smallest Bucket size ~&gt; "&lt;&lt;D.getSmall()&lt;&lt;"\n";</text:p>
      <text:p text:style-name="P1"><text:s text:c="8"/>std::cout&lt;&lt;"Total number of buckets ~&gt; "&lt;&lt;D.getnumBuckets()&lt;&lt;"\n";</text:p>
      <text:p text:style-name="P1"><text:s text:c="8"/>std::cout&lt;&lt;"Number of used buckets ~&gt; "&lt;&lt;D.getusedBuckets()&lt;&lt;"\n";</text:p>
      <text:p text:style-name="P1"><text:s text:c="8"/>std::cout&lt;&lt;"Average number of words in each bucket ~&gt; "&lt;&lt;D.getAve()&lt;&lt;"\n";</text:p>
      <text:p text:style-name="P1"><text:s text:c="8"/>for(int i=0;i&lt;25;i++){</text:p>
      <text:p text:style-name="P1"><text:s text:c="16"/>std::cout&lt;&lt;"\033[0;36m"&lt;&lt;"&lt;&gt;"&lt;&lt;"\033[0m";</text:p>
      <text:p text:style-name="P1"><text:s text:c="8"/>}</text:p>
      <text:p text:style-name="P1"><text:s text:c="7"/>//D.print();//<text:span text:style-name="T1">this function is to see the layout of the hash table. I use * to denote a node</text:span></text:p>
      <text:p text:style-name="P1"><text:s text:c="8"/>std::cout&lt;&lt;"\n\nPlease enter some text: \n";</text:p>
      <text:p text:style-name="P1"><text:s text:c="8"/>getline(std::cin,a);//<text:span text:style-name="T1">enter a sentence</text:span></text:p>
      <text:p text:style-name="P1"><text:s text:c="8"/>std::cout&lt;&lt;"You entered ~&gt; "&lt;&lt;a&lt;&lt;"\n";</text:p>
      <text:p text:style-name="P1"><text:s text:c="8"/>for(int i=0;i&lt;25;i++){</text:p>
      <text:p text:style-name="P1"><text:soft-page-break/><text:s text:c="16"/>std::cout&lt;&lt;"\033[0;36m"&lt;&lt;"&lt;&gt;"&lt;&lt;"\033[0m";</text:p>
      <text:p text:style-name="P1"><text:s text:c="8"/>} <text:s text:c="6"/></text:p>
      <text:p text:style-name="P1"><text:s text:c="8"/>std::cout&lt;&lt;"\n";</text:p>
      <text:p text:style-name="P1"><text:s text:c="8"/>i=D.seperate(a);//<text:span text:style-name="T1">calls seperate function which separates the words in a sentence</text:span></text:p>
      <text:p text:style-name="P1"><text:s text:c="8"/>for(int i=0;i&lt;25;i++){</text:p>
      <text:p text:style-name="P1"><text:s text:c="16"/>std::cout&lt;&lt;"\033[0;36m"&lt;&lt;"&lt;&gt;"&lt;&lt;"\033[0m";</text:p>
      <text:p text:style-name="P1"><text:s text:c="8"/>} <text:s text:c="6"/></text:p>
      <text:p text:style-name="P1"><text:s text:c="8"/>std::cout&lt;&lt;"\n";</text:p>
      <text:p text:style-name="P1"><text:s text:c="8"/>std::cout&lt;&lt;"You misspelled ~&gt; "&lt;&lt;"\033[1;031m"&lt;&lt;i&lt;&lt;"\033[0m"&lt;&lt;" words!\n";</text:p>
      <text:p text:style-name="P1"><text:s text:c="8"/>return 0;</text:p>
      <text:p text:style-name="P4">} <text:s text:c="6"/></text:p>
      <text:p text:style-name="P1">//Project 2 ~&gt; hash.h</text:p>
      <text:p text:style-name="P1">//Sam Disharoon</text:p>
      <text:p text:style-name="P1">//<text:span text:style-name="T1">this is the hash function I use. <text:s/>I take it directly from lab 6 for the most part</text:span></text:p>
      <text:p text:style-name="P1">#ifndef HASH_H</text:p>
      <text:p text:style-name="P1">#define HASH_H</text:p>
      <text:p text:style-name="P1">#include&lt;string&gt;</text:p>
      <text:p text:style-name="P1">size_t hash(size_t);</text:p>
      <text:p text:style-name="P1">size_t hash_str(std::string);</text:p>
      <text:p text:style-name="P1">std::string hex(size_t);</text:p>
      <text:p text:style-name="P4">#endif</text:p>
      <text:p text:style-name="P1">//Project 2 ~&gt; hash.cpp</text:p>
      <text:p text:style-name="P1">//Sam Disharoon</text:p>
      <text:p text:style-name="P1">//<text:span text:style-name="T1">implementation of the hash function</text:span></text:p>
      <text:p text:style-name="P1">#include"hash.h"</text:p>
      <text:p text:style-name="P1">#include&lt;algorithm&gt;</text:p>
      <text:p text:style-name="P1">#include&lt;stdlib.h&gt;</text:p>
      <text:p text:style-name="P1">#include&lt;iomanip&gt;</text:p>
      <text:p text:style-name="P1">#include&lt;stdio.h&gt;</text:p>
      <text:p text:style-name="P1">#include&lt;sstream&gt;</text:p>
      <text:p text:style-name="P1"/>
      <text:p text:style-name="P1"/>
      <text:p text:style-name="P1">size_t hash(size_t x){<text:tab/><text:tab/>//<text:span text:style-name="T1">This makes a number to be set as the hash</text:span></text:p>
      <text:p text:style-name="P1"><text:s text:c="8"/>int w=31,p=29,a=617;</text:p>
      <text:p text:style-name="P1"><text:s text:c="8"/>long int h=(((a*x)&amp;((1&lt;&lt;w)-1))&gt;&gt;(w-p));</text:p>
      <text:p text:style-name="P1"><text:s text:c="8"/>h=(h/p)*a;</text:p>
      <text:p text:style-name="P1"><text:s text:c="8"/>return h;</text:p>
      <text:p text:style-name="P1">}</text:p>
      <text:p text:style-name="P1">size_t hash_str(std::string word){<text:tab/>//<text:span text:style-name="T1">this takes a word and creates a hash for it</text:span></text:p>
      <text:p text:style-name="P1"><text:s text:c="8"/>long int s=0;</text:p>
      <text:p text:style-name="P1"><text:s text:c="8"/>for(int i=0;i&lt;word.length();i++){</text:p>
      <text:p text:style-name="P1"><text:s text:c="16"/>char h=word.at(i);</text:p>
      <text:p text:style-name="P1"><text:s text:c="16"/>s+=int(h);</text:p>
      <text:p text:style-name="P1"><text:s text:c="8"/>}</text:p>
      <text:p text:style-name="P1"><text:s text:c="8"/>s=hash(s);</text:p>
      <text:p text:style-name="P1"><text:s text:c="8"/>return s;</text:p>
      <text:p text:style-name="P1">}</text:p>
      <text:p text:style-name="P1">std::string hex(size_t hash){<text:tab/>//<text:span text:style-name="T1">converts the hash into hex to set as the key</text:span></text:p>
      <text:p text:style-name="P1"><text:soft-page-break/><text:s text:c="8"/>std::stringstream a;</text:p>
      <text:p text:style-name="P1"><text:s text:c="8"/>a &lt;&lt; std::hex &lt;&lt; hash;</text:p>
      <text:p text:style-name="P1"><text:s text:c="8"/>return a.str();</text:p>
      <text:p text:style-name="P4">}</text:p>
      <text:p text:style-name="P1">//Project 2 ~&gt; dictionary.h</text:p>
      <text:p text:style-name="P1">//Sam Disharoon</text:p>
      <text:p text:style-name="P1">//<text:span text:style-name="T1">header file for dictionary class</text:span></text:p>
      <text:p text:style-name="P1">#ifndef DICTIONARY_H</text:p>
      <text:p text:style-name="P1">#define DICTIONARY_H</text:p>
      <text:p text:style-name="P1">#include&lt;string&gt;</text:p>
      <text:p text:style-name="P1">class Dictionary{</text:p>
      <text:p text:style-name="P1"><text:s text:c="8"/>private:</text:p>
      <text:p text:style-name="P1"><text:s text:c="16"/>struct Node{<text:tab/>//<text:span text:style-name="T1">struct for doubly linked list</text:span></text:p>
      <text:p text:style-name="P1"><text:s text:c="24"/>Node* prev;<text:tab/>//<text:span text:style-name="T1">pointer to prev node</text:span></text:p>
      <text:p text:style-name="P1"><text:s text:c="24"/>Node* next;<text:tab/>//<text:span text:style-name="T1">pointer to next node</text:span></text:p>
      <text:p text:style-name="P1"><text:s text:c="24"/>std::string word;<text:tab/>//<text:span text:style-name="T1">word that is in node</text:span></text:p>
      <text:p text:style-name="P1"><text:s text:c="24"/>std::string key;<text:tab/>//<text:span text:style-name="T1">hash value of the word</text:span></text:p>
      <text:p text:style-name="P1"><text:s text:c="8"/>};</text:p>
      <text:p text:style-name="P1"><text:s text:c="16"/>Node** table;<text:tab/>//<text:span text:style-name="T1">the hash table</text:span></text:p>
      <text:p text:style-name="P1"><text:s text:c="16"/>int used,totalWord,totalBuckets;<text:tab/>//<text:span text:style-name="T1">different statistics of the table</text:span></text:p>
      <text:p text:style-name="P1"/>
      <text:p text:style-name="P1"><text:s text:c="8"/>public:</text:p>
      <text:p text:style-name="P1"><text:s text:c="16"/>std::string upper[26]={"A","B","C","D","E","F","G","H","I","J","K","L","M","N","O","P","Q","R","S","T","U","V","W","X","Y","Z"};<text:tab/>//<text:span text:style-name="T1">array for uppercase letters</text:span></text:p>
      <text:p text:style-name="P1"><text:s text:c="16"/>std::string lower[26]={"a","b","c","d","e","f","g","h","i","j","k","l","m","n","o","p","q","r","s","t","u","v","w","x","y","z"};<text:tab/><text:tab/>//<text:span text:style-name="T1">array of lowercase letters</text:span></text:p>
      <text:p text:style-name="P1"><text:s text:c="16"/>//ctors &amp; rule of 3</text:p>
      <text:p text:style-name="P1"><text:s text:c="16"/>Dictionary();<text:tab/>//<text:span text:style-name="T1">default ctor (only one I use)</text:span></text:p>
      <text:p text:style-name="P1"><text:s text:c="16"/>Dictionary(const Dictionary&amp;);<text:tab/>//<text:span text:style-name="T1">copy ctor (not implemented)</text:span></text:p>
      <text:p text:style-name="P1"><text:s text:c="16"/>~Dictionary();<text:tab/>//<text:span text:style-name="T1">destructor</text:span></text:p>
      <text:p text:style-name="P1"><text:s text:c="16"/>Dictionary&amp; operator=(const Dictionary&amp;);<text:tab/>//<text:span text:style-name="T1">= assignment operator overlaod (not implemented)</text:span></text:p>
      <text:p text:style-name="P1"><text:s text:c="16"/>//Functions</text:p>
      <text:p text:style-name="P1"><text:s text:c="16"/>void insert(std::string);<text:tab/>//<text:span text:style-name="T1">insert nodes into table</text:span></text:p>
      <text:p text:style-name="P1"><text:s text:c="16"/>bool search(std::string);<text:tab/>//<text:span text:style-name="T1">search for nodes in table</text:span></text:p>
      <text:p text:style-name="P1"><text:s text:c="16"/>int seperate(std::string);<text:tab/>//<text:span text:style-name="T1">seperates words in a sentence</text:span></text:p>
      <text:p text:style-name="P1"><text:s text:c="16"/>int checker(std::string);<text:tab/>//<text:span text:style-name="T1">checks to see if the word exists, if not, calls the edit distance functions</text:span></text:p>
      <text:p text:style-name="P1"><text:s text:c="16"/>void one_edit_dis(std::string);<text:tab/>//<text:span text:style-name="T1">one edit distance header</text:span></text:p>
      <text:p text:style-name="P1"><text:s text:c="16"/>void two_edit_dis(std::string);<text:tab/>//<text:span text:style-name="T1">two edit distance header</text:span></text:p>
      <text:p text:style-name="P1"><text:s text:c="16"/>//Get info about the table</text:p>
      <text:p text:style-name="P1"><text:s text:c="16"/>int getnumWords();<text:tab/>//<text:span text:style-name="T1">returns number of words</text:span></text:p>
      <text:p text:style-name="P1"><text:s text:c="16"/>int getnumBuckets();<text:tab/>//<text:span text:style-name="T1">returns number of buckets</text:span></text:p>
      <text:p text:style-name="P1"><text:s text:c="16"/>int getusedBuckets();<text:tab/>//<text:span text:style-name="T2">returns number of used buckets</text:span></text:p>
      <text:p text:style-name="P1"><text:s text:c="16"/>int getLarge();<text:tab/>//<text:span text:style-name="T2">gets the largest bucket size</text:span></text:p>
      <text:p text:style-name="P1"><text:s text:c="16"/>int getSmall();<text:tab/>//<text:span text:style-name="T2">gets the smallest bucket size</text:span></text:p>
      <text:p text:style-name="P1"><text:soft-page-break/><text:s text:c="16"/>int getAve(); <text:tab/>//<text:span text:style-name="T2">gets average number of words in each bucket</text:span></text:p>
      <text:p text:style-name="P1"><text:s text:c="16"/>void print();<text:tab/>//<text:span text:style-name="T2">prints out how the words are separated in the hash table</text:span></text:p>
      <text:p text:style-name="P1"/>
      <text:p text:style-name="P1">};<text:tab/>//<text:span text:style-name="T3">end of dictionary class</text:span></text:p>
      <text:p text:style-name="P1"/>
      <text:p text:style-name="P4">#endif</text:p>
      <text:p text:style-name="P1">/Project 2 -&gt; dictionary.cpp</text:p>
      <text:p text:style-name="P1">//Sam Disharoon</text:p>
      <text:p text:style-name="P1">//<text:span text:style-name="T3">dictionary function implementations</text:span></text:p>
      <text:p text:style-name="P1">#include"dictionary.h"</text:p>
      <text:p text:style-name="P1">#include"hash.h"</text:p>
      <text:p text:style-name="P1">#include&lt;chrono&gt;</text:p>
      <text:p text:style-name="P1">#include&lt;iostream&gt;</text:p>
      <text:p text:style-name="P1">#include&lt;fstream&gt;</text:p>
      <text:p text:style-name="P1">#include&lt;sstream&gt;</text:p>
      <text:p text:style-name="P1">#include&lt;string.h&gt;</text:p>
      <text:p text:style-name="P1">#include&lt;stdio.h&gt;</text:p>
      <text:p text:style-name="P1">static int num_sugg;<text:tab/>//<text:span text:style-name="T3">global variable to count the number of suggestions</text:span></text:p>
      <text:p text:style-name="P1">Dictionary::Dictionary(){<text:tab/>//<text:span text:style-name="T3">constructor for the dictionary</text:span></text:p>
      <text:p text:style-name="P1"><text:s text:c="8"/>used=0;<text:tab/>//<text:span text:style-name="T3">sets number of used buckets to 0</text:span></text:p>
      <text:p text:style-name="P1"><text:s text:c="8"/>totalWord=0;<text:tab/>//<text:span text:style-name="T3">sets number of words to 0</text:span></text:p>
      <text:p text:style-name="P1"><text:s text:c="8"/>totalBuckets=8000;<text:tab/>//<text:span text:style-name="T3">sets number of buckets to 8000</text:span></text:p>
      <text:p text:style-name="P1"><text:s text:c="8"/>table= new Node*[totalBuckets];<text:tab/>//<text:span text:style-name="T3">creates the table of size totalBuckets (8000 in this case)</text:span></text:p>
      <text:p text:style-name="P1"><text:s text:c="8"/>for(int i=0;i&lt;totalBuckets;i++){</text:p>
      <text:p text:style-name="P1"><text:s text:c="16"/>table[i]=nullptr;<text:tab/>//<text:span text:style-name="T3">sets each array in the table to NULL</text:span></text:p>
      <text:p text:style-name="P1"><text:s text:c="8"/>}</text:p>
      <text:p text:style-name="P1">}</text:p>
      <text:p text:style-name="P1">Dictionary::~Dictionary(){ <text:tab/><text:tab/>//<text:span text:style-name="T3">destructor ~&gt; IT WORKS THERE ARE NO LEAKS HAHA!</text:span></text:p>
      <text:p text:style-name="P1"><text:s text:c="8"/>for(int i=0;i&lt;totalBuckets;i++){<text:tab/><text:tab/>//<text:span text:style-name="T3">uses a for loop to run through all the buckets</text:span></text:p>
      <text:p text:style-name="P1"><text:s text:c="16"/>Node* cursor=table[i];<text:tab/>//<text:span text:style-name="T3">sets a cursor to the current node in the ith bucket</text:span></text:p>
      <text:p text:style-name="P1"><text:s text:c="16"/>Node* p;<text:tab/>//<text:span text:style-name="T3">to keep track of prev node</text:span></text:p>
      <text:p text:style-name="P1"><text:s text:c="16"/>while(cursor){<text:tab/>//<text:span text:style-name="T3">goes through the bucket and destroys each node in there until there are no nodes left, then increments i</text:span></text:p>
      <text:p text:style-name="P1"><text:s text:c="24"/>p=cursor;</text:p>
      <text:p text:style-name="P1"><text:s text:c="24"/>cursor=cursor-&gt;next;</text:p>
      <text:p text:style-name="P1"><text:s text:c="24"/>delete p;</text:p>
      <text:p text:style-name="P1"><text:s text:c="16"/>}</text:p>
      <text:p text:style-name="P1"><text:s text:c="8"/>}</text:p>
      <text:p text:style-name="P1"><text:s text:c="8"/>delete[] table;<text:tab/>//<text:span text:style-name="T3">deletes the table itself once all nodes are gone</text:span></text:p>
      <text:p text:style-name="P1">}</text:p>
      <text:p text:style-name="P1">int Dictionary::getnumWords(){<text:tab/>//<text:span text:style-name="T4">returns number of words</text:span></text:p>
      <text:p text:style-name="P1"><text:s text:c="8"/>return totalWord;</text:p>
      <text:p text:style-name="P1">}</text:p>
      <text:p text:style-name="P1">int Dictionary::getnumBuckets(){<text:tab/>//<text:span text:style-name="T4">returns number of bunckets</text:span></text:p>
      <text:p text:style-name="P1"><text:s text:c="8"/>return totalBuckets;</text:p>
      <text:p text:style-name="P1">}</text:p>
      <text:p text:style-name="P1">int Dictionary::getusedBuckets(){<text:tab/>//<text:span text:style-name="T4">returns number of used buckets</text:span></text:p>
      <text:p text:style-name="P1"><text:s text:c="8"/>return used;</text:p>
      <text:p text:style-name="P1"><text:soft-page-break/>}</text:p>
      <text:p text:style-name="P1">int Dictionary::getLarge(){<text:tab/><text:tab/>//<text:span text:style-name="T4">returns the largest bucket size</text:span></text:p>
      <text:p text:style-name="P1"><text:s text:c="8"/>int large=0;<text:tab/>//<text:span text:style-name="T4">keep track of largest current bucket</text:span></text:p>
      <text:p text:style-name="P1"><text:s text:c="8"/>for(int i=0;i&lt;totalBuckets;i++){<text:tab/><text:tab/>//<text:span text:style-name="T4">traverses each bucket</text:span></text:p>
      <text:p text:style-name="P1"><text:s text:c="16"/>int count=0;<text:tab/>//<text:span text:style-name="T4">keep track of CURRENT bucket size</text:span></text:p>
      <text:p text:style-name="P1"><text:s text:c="16"/>Node* cursor=table[i];</text:p>
      <text:p text:style-name="P1"><text:s text:c="16"/>while(cursor){</text:p>
      <text:p text:style-name="P1"><text:s text:c="24"/>count++;<text:tab/>//<text:span text:style-name="T4">adds 1 for each node in bucket</text:span></text:p>
      <text:p text:style-name="P1"><text:s text:c="24"/>cursor=cursor-&gt;next;</text:p>
      <text:p text:style-name="P1"><text:s text:c="16"/>}</text:p>
      <text:p text:style-name="P1"><text:s text:c="16"/>if(count&gt;large){<text:tab/>//<text:span text:style-name="T4">if count is larger than current largest bucket, replace it</text:span></text:p>
      <text:p text:style-name="P1"><text:s text:c="24"/>large=count;</text:p>
      <text:p text:style-name="P1"><text:s text:c="16"/>}</text:p>
      <text:p text:style-name="P1"><text:s text:c="8"/>}</text:p>
      <text:p text:style-name="P1"><text:s text:c="8"/>return large;<text:tab/>//<text:span text:style-name="T4">sends the largest bucket back to main</text:span></text:p>
      <text:p text:style-name="P1">}</text:p>
      <text:p text:style-name="P1">int Dictionary::getSmall(){<text:tab/>//<text:span text:style-name="T4">returns the smallest bucket that isn’t 0 (so smallest USED bucket)</text:span></text:p>
      <text:p text:style-name="P1"><text:s text:c="8"/>int small=getLarge();<text:tab/>//<text:span text:style-name="T4">sets the smallest bucket to the largest size and works downward</text:span></text:p>
      <text:p text:style-name="P1"><text:s text:c="8"/>for(int i=0;i&lt;totalBuckets;i++){</text:p>
      <text:p text:style-name="P1"><text:s text:c="16"/>int count=0;<text:tab/>//<text:span text:style-name="T5">keeps track of CURRENT bucket size</text:span></text:p>
      <text:p text:style-name="P1"><text:s text:c="16"/>Node* cursor=table[i];</text:p>
      <text:p text:style-name="P1"><text:s text:c="16"/>while(cursor){</text:p>
      <text:p text:style-name="P1"><text:s text:c="24"/>count++;<text:tab/>//<text:span text:style-name="T5">adds 1 for each node in bucket</text:span></text:p>
      <text:p text:style-name="P1"><text:s text:c="24"/>cursor=cursor-&gt;next;</text:p>
      <text:p text:style-name="P1"><text:s text:c="16"/>}</text:p>
      <text:p text:style-name="P1"><text:s text:c="16"/>if(count!=0&amp;&amp;count&lt;small){<text:tab/>//<text:span text:style-name="T5">sets the smallest bucket size to small if not 0 and smaller than small</text:span></text:p>
      <text:p text:style-name="P1"><text:s text:c="24"/>small=count;</text:p>
      <text:p text:style-name="P1"><text:s text:c="16"/>}</text:p>
      <text:p text:style-name="P1"><text:s text:c="8"/>}</text:p>
      <text:p text:style-name="P1"><text:s text:c="8"/>return small;<text:tab/>//<text:span text:style-name="T5">returns small</text:span></text:p>
      <text:p text:style-name="P1">}</text:p>
      <text:p text:style-name="P1">int Dictionary::getAve(){<text:tab/>//<text:span text:style-name="T5">returns average number of words in each bucket</text:span></text:p>
      <text:p text:style-name="P1"><text:s text:c="8"/>int ave=totalWord/used;<text:tab/><text:tab/>//<text:span text:style-name="T5">total words in dictionary divided by used buckets in hash table</text:span></text:p>
      <text:p text:style-name="P1"><text:s text:c="8"/>return ave;<text:tab/>//<text:span text:style-name="T5">returns ave</text:span></text:p>
      <text:p text:style-name="P1">}</text:p>
      <text:p text:style-name="P1">void Dictionary::insert(std::string w){<text:tab/>//<text:span text:style-name="T5">inserts each word into the table based off of each hash</text:span></text:p>
      <text:p text:style-name="P1"><text:s text:c="8"/>Node* newNode = new Node;<text:tab/>//<text:span text:style-name="T5">creates new node to be inserted</text:span></text:p>
      <text:p text:style-name="P1"><text:s text:c="8"/>newNode→next=nullptr;<text:tab/>//<text:span text:style-name="T5">next = NULL</text:span></text:p>
      <text:p text:style-name="P1"><text:s text:c="8"/>newNode→prev=nullptr;<text:tab/>//<text:span text:style-name="T5">prev = NULL</text:span></text:p>
      <text:p text:style-name="P1"><text:s text:c="8"/>newNode→word=w;<text:tab/>//<text:span text:style-name="T5">word of new node equals word taken in (w)</text:span></text:p>
      <text:p text:style-name="P1"><text:s text:c="8"/>newNode→key=hex(hash_str(w));<text:tab/>//<text:span text:style-name="T5">sets the key to the word equal to the hex of its hash value</text:span></text:p>
      <text:p text:style-name="P1"><text:s text:c="8"/>int index=hash_str(w)%8000;<text:tab/>//<text:span text:style-name="T5">places it in the array based off its hash value % 8000 (prevents segfaults)</text:span></text:p>
      <text:p text:style-name="P1"><text:s text:c="8"/>//std::cout&lt;&lt;"Hash of the word "&lt;&lt;newNode-&gt;word&lt;&lt;" ~&gt;"&lt;&lt;newNode-&gt;key&lt;&lt;" the index is ~&gt; "&lt;&lt;index&lt;&lt;"\n";<text:tab/>//<text:span text:style-name="T5">this was to test if it worked right...it did</text:span></text:p>
      <text:p text:style-name="P1"><text:s text:c="8"/>if(table[index]==nullptr){ <text:s text:c="5"/>//if table[index] is empty, make newNode the head and increment the used variable</text:p>
      <text:p text:style-name="P1"><text:s text:c="16"/>table[index]=newNode;</text:p>
      <text:p text:style-name="P1"><text:soft-page-break/><text:s text:c="16"/>totalWord++;<text:tab/>//<text:span text:style-name="T5">adds one to total words</text:span></text:p>
      <text:p text:style-name="P1"><text:s text:c="16"/>used++;<text:tab/>//<text:span text:style-name="T5">adds one to used buckets</text:span></text:p>
      <text:p text:style-name="P1"><text:s text:c="8"/>}</text:p>
      <text:p text:style-name="P1"><text:s text:c="8"/>else{<text:tab/>//<text:span text:style-name="T5">if there is a collison</text:span></text:p>
      <text:p text:style-name="P1"><text:s text:c="16"/>Node* cursor;<text:tab/></text:p>
      <text:p text:style-name="P1"><text:s text:c="16"/>Node* p;</text:p>
      <text:p text:style-name="P1"><text:s text:c="16"/>cursor=table[index];</text:p>
      <text:p text:style-name="P1"/>
      <text:p text:style-name="P1"><text:s text:c="16"/>while(cursor→next){<text:tab/>//<text:span text:style-name="T5">this chains the word to the end of its bucket</text:span></text:p>
      <text:p text:style-name="P1"><text:s text:c="24"/>p=cursor;</text:p>
      <text:p text:style-name="P1"><text:s text:c="24"/>cursor=cursor-&gt;next;</text:p>
      <text:p text:style-name="P1"><text:s text:c="16"/>}</text:p>
      <text:p text:style-name="P1"><text:s text:c="16"/>cursor-&gt;next=newNode;</text:p>
      <text:p text:style-name="P1"><text:s text:c="16"/>newNode-&gt;prev=p;</text:p>
      <text:p text:style-name="P1"><text:s text:c="16"/>totalWord++;<text:tab/>// <text:span text:style-name="T5">adds one to total words</text:span></text:p>
      <text:p text:style-name="P1"><text:s text:c="8"/>}</text:p>
      <text:p text:style-name="P1">}</text:p>
      <text:p text:style-name="P1">bool Dictionary::search(std::string target){<text:tab/>//<text:span text:style-name="T5">searches to see if valid word or not</text:span></text:p>
      <text:p text:style-name="P1"><text:s text:c="8"/>bool found=false;<text:tab/>//<text:span text:style-name="T5">assumes that word is not in dictionary...(pessimism at its finest)</text:span></text:p>
      <text:p text:style-name="P1"><text:s text:c="8"/>for(int i=0;i&lt;totalBuckets;i++){</text:p>
      <text:p text:style-name="P1"><text:s text:c="16"/>Node* cursor=table[i];</text:p>
      <text:p text:style-name="P1"><text:s text:c="16"/>while(cursor){</text:p>
      <text:p text:style-name="P1"><text:s text:c="24"/>if(!cursor→word.compare(target)){<text:tab/>//<text:span text:style-name="T6">determines if the target is the same as current word </text:span></text:p>
      <text:p text:style-name="P1"><text:s text:c="32"/>found=true;<text:tab/>//<text:span text:style-name="T6">called if it is the same</text:span></text:p>
      <text:p text:style-name="P1"><text:s text:c="24"/>}</text:p>
      <text:p text:style-name="P1"><text:s text:c="32"/>cursor=cursor→next;<text:tab/>//<text:span text:style-name="T6">otherewise, move on</text:span></text:p>
      <text:p text:style-name="P1"><text:s text:c="16"/>}</text:p>
      <text:p text:style-name="P1"><text:s text:c="8"/>}</text:p>
      <text:p text:style-name="P1"><text:s text:c="8"/>return found;<text:tab/>//<text:span text:style-name="T6">return if found or not</text:span></text:p>
      <text:p text:style-name="P1">}</text:p>
      <text:p text:style-name="P1"/>
      <text:p text:style-name="P1">void Dictionary::print(){<text:tab/>//<text:span text:style-name="T6">prints out how the hash table is laid out</text:span></text:p>
      <text:p text:style-name="P1"><text:s text:c="8"/>for(int i=0;i&lt;totalBuckets;i++){</text:p>
      <text:p text:style-name="P1"><text:s text:c="8"/>Node* cursor=table[i];</text:p>
      <text:p text:style-name="P1"><text:s text:c="8"/>std::cout&lt;&lt;i&lt;&lt;"~&gt;";<text:tab/>//<text:span text:style-name="T6">displays number of the bucket</text:span></text:p>
      <text:p text:style-name="P1"><text:s text:c="8"/>while(cursor){</text:p>
      <text:p text:style-name="P1"><text:s text:c="16"/>std::cout&lt;&lt;"*";<text:tab/>//<text:span text:style-name="T6">for each word in the bucket...because the words themselves are too long</text:span></text:p>
      <text:p text:style-name="P1"><text:s text:c="16"/>cursor=cursor-&gt;next;</text:p>
      <text:p text:style-name="P1"><text:s text:c="8"/>}</text:p>
      <text:p text:style-name="P1"><text:s text:c="8"/>std::cout&lt;&lt;"\n";<text:tab/>//<text:span text:style-name="T6">seperates each bucket</text:span></text:p>
      <text:p text:style-name="P1"><text:s text:c="8"/>}</text:p>
      <text:p text:style-name="P1"/>
      <text:p text:style-name="P1">}</text:p>
      <text:p text:style-name="P1">int Dictionary::seperate(std::string w){<text:tab/>//<text:span text:style-name="T6">uses string stream to separate the words in the sentence</text:span></text:p>
      <text:p text:style-name="P1"><text:s text:c="8"/>std::istringstream ss(w);</text:p>
      <text:p text:style-name="P1"><text:s text:c="8"/>int i=0;</text:p>
      <text:p text:style-name="P1"><text:s text:c="8"/>while(ss){</text:p>
      <text:p text:style-name="P1"><text:s text:c="16"/>std::string x;</text:p>
      <text:p text:style-name="P1"><text:soft-page-break/><text:s text:c="16"/>ss&gt;&gt;x;</text:p>
      <text:p text:style-name="P1"><text:s text:c="16"/>i+=checker(x);<text:tab/>//<text:span text:style-name="T6">runs checker to see if the word is in the dictionary or not</text:span></text:p>
      <text:p text:style-name="P1"><text:s text:c="8"/>}</text:p>
      <text:p text:style-name="P1"><text:s text:c="8"/>return i;<text:tab/>//<text:span text:style-name="T6">returns the number of misspelled words</text:span></text:p>
      <text:p text:style-name="P1">}</text:p>
      <text:p text:style-name="P1">int Dictionary::checker(std::string w){<text:tab/>//<text:span text:style-name="T6">checks to see if the word is in the dictionary, if not, it calls the edit distance functions and displays the time taken to find the suggestions for each word, NOT TOTAL TIME TAKEN</text:span></text:p>
      <text:p text:style-name="P1"><text:s text:c="8"/>std::string sugg;<text:tab/><text:tab/>//<text:span text:style-name="T6">holds the suggested word</text:span></text:p>
      <text:p text:style-name="P1"><text:s text:c="8"/>int num_wrong=0;<text:tab/>//<text:span text:style-name="T6">holds number of wrong words to be returned</text:span></text:p>
      <text:p text:style-name="P1"><text:s text:c="8"/>auto start=std::chrono::system_clock::now();<text:tab/>//<text:span text:style-name="T6">starts the time</text:span></text:p>
      <text:p text:style-name="P1"><text:s text:c="8"/>if(!search(w)&amp;&amp;w!=""){<text:tab/>//<text:span text:style-name="T6">This prevents duplicates from appearing, EX→ an edit distance from um should not be um</text:span></text:p>
      <text:p text:style-name="P1"><text:s text:c="16"/>std::cout&lt;&lt;"\033[1;31m"&lt;&lt;w&lt;&lt;"\033[0m"&lt;&lt;" is an invalid word!\nHere are a list of possible words within one edit distance:\n";<text:tab/>//<text:span text:style-name="T6">displays the wrong word in red bold face</text:span></text:p>
      <text:p text:style-name="P1"><text:s text:c="16"/>num_wrong++;<text:tab/>//<text:span text:style-name="T7">if wrong, adds one to num_wrong</text:span></text:p>
      <text:p text:style-name="P1"><text:s text:c="16"/>one_edit_dis(w);<text:tab/>//<text:span text:style-name="T7">calls one edit distance</text:span></text:p>
      <text:p text:style-name="P1"><text:s text:c="16"/>std::cout&lt;&lt;"\nWithin two edit distances:\n";</text:p>
      <text:p text:style-name="P1"><text:s text:c="16"/>two_edit_dis(w);<text:tab/>//<text:span text:style-name="T7">calls two edit distance</text:span></text:p>
      <text:p text:style-name="P1"><text:s text:c="16"/>if(num_sugg==0){<text:tab/><text:tab/>//<text:span text:style-name="T7">only called if you mess up a word so bad, I can’t save you</text:span></text:p>
      <text:p text:style-name="P1"><text:s text:c="24"/>std::cout&lt;&lt;"Wow, you really botched that word eh?\n";</text:p>
      <text:p text:style-name="P1"><text:s text:c="16"/>}</text:p>
      <text:p text:style-name="P1"><text:s text:c="16"/>else{<text:tab/>//<text:span text:style-name="T7">calls the number of suggestions found</text:span></text:p>
      <text:p text:style-name="P1"><text:s text:c="24"/>std::cout&lt;&lt;"\nNumber of suggestions ~&gt; "&lt;&lt;num_sugg&lt;&lt;"\n";</text:p>
      <text:p text:style-name="P1"><text:s text:c="16"/>}</text:p>
      <text:p text:style-name="P1"><text:s text:c="16"/>for(int x=0;x&lt;25;x++){</text:p>
      <text:p text:style-name="P1"><text:s text:c="24"/>std::cout&lt;&lt;"\033[0;36m"&lt;&lt;"&lt;&gt;"&lt;&lt;"\033[0m";</text:p>
      <text:p text:style-name="P1"><text:s text:c="16"/>}</text:p>
      <text:p text:style-name="P1"><text:s text:c="16"/>std::cout&lt;&lt;"\n";</text:p>
      <text:p text:style-name="P1"><text:s text:c="16"/>auto end = std::chrono::system_clock::now();<text:tab/>//<text:span text:style-name="T7">ends the time it took to find the suggestions</text:span></text:p>
      <text:p text:style-name="P1"><text:s text:c="16"/>std::chrono::duration&lt;double&gt; elapsed_seconds=end-start;</text:p>
      <text:p text:style-name="P1"><text:s text:c="16"/>std::time_t end_time = std::chrono::system_clock::to_time_t(end);</text:p>
      <text:p text:style-name="P1"><text:s text:c="16"/>std::cout&lt;&lt;"Searching for suggestions finished at ~&gt; "&lt;&lt;std::ctime(&amp;end_time)&lt;&lt;"Elapsed time ~&gt; "&lt;&lt;elapsed_seconds.count()&lt;&lt;"s\n\n";</text:p>
      <text:p text:style-name="P1"><text:s text:c="16"/>for(int x=0;x&lt;25;x++){</text:p>
      <text:p text:style-name="P1"><text:s text:c="24"/>std::cout&lt;&lt;"\033[0;36m"&lt;&lt;"&lt;&gt;"&lt;&lt;"\033[0m";</text:p>
      <text:p text:style-name="P1"><text:s text:c="16"/>}</text:p>
      <text:p text:style-name="P1"><text:s text:c="16"/>std::cout&lt;&lt;"\n";</text:p>
      <text:p text:style-name="P1"><text:s text:c="8"/>}</text:p>
      <text:p text:style-name="P1"><text:s text:c="8"/>return num_wrong;<text:tab/>//<text:span text:style-name="T7">returns the number of wrong words</text:span></text:p>
      <text:p text:style-name="P1"/>
      <text:p text:style-name="P1"/>
      <text:p text:style-name="P1">}</text:p>
      <text:p text:style-name="P1">void Dictionary::one_edit_dis(std::string w){<text:tab/>//<text:span text:style-name="T7">this edits the misspelled word once going through each edit motion</text:span></text:p>
      <text:p text:style-name="P1"><text:s text:c="8"/>std::string sugg;<text:tab/>//<text:span text:style-name="T7">holds suggested word</text:span></text:p>
      <text:p text:style-name="P1"><text:s text:c="8"/>for(int x=0;x&lt;25;x++){</text:p>
      <text:p text:style-name="P1"><text:s text:c="16"/>std::cout&lt;&lt;"\033[0;36m"&lt;&lt;"&lt;&gt;"&lt;&lt;"\033[0m";</text:p>
      <text:p text:style-name="P1"><text:soft-page-break/><text:s text:c="8"/>}</text:p>
      <text:p text:style-name="P1"><text:s text:c="8"/>std::cout&lt;&lt;"\nSuggestions for "&lt;&lt;w&lt;&lt;" ~&gt; ";</text:p>
      <text:p text:style-name="P1"><text:s text:c="8"/>for(int i=0;i&lt;w.length();i++){<text:tab/>//<text:span text:style-name="T7">replaces each char with each lowercase letter</text:span></text:p>
      <text:p text:style-name="P1"><text:s text:c="16"/>std::string tmp=w;</text:p>
      <text:p text:style-name="P1"><text:s text:c="16"/>for(int j=0;j&lt;26;j++){</text:p>
      <text:p text:style-name="P1"><text:s text:c="24"/>std::string tmp2=tmp.replace(i,1,lower[j]);</text:p>
      <text:p text:style-name="P1"><text:s text:c="24"/>sugg=tmp2;</text:p>
      <text:p text:style-name="P1"><text:s text:c="24"/>if(w!=sugg&amp;&amp;search(sugg)){<text:tab/>//<text:span text:style-name="T7">if in dictionary, display</text:span></text:p>
      <text:p text:style-name="P1"><text:s text:c="32"/>num_sugg++;</text:p>
      <text:p text:style-name="P1"><text:s text:c="32"/>std::cout&lt;&lt;" *"&lt;&lt;sugg&lt;&lt;"* ";</text:p>
      <text:p text:style-name="P1"><text:s text:c="24"/>}</text:p>
      <text:p text:style-name="P1"><text:s text:c="16"/>}</text:p>
      <text:p text:style-name="P1"><text:s text:c="8"/>}</text:p>
      <text:p text:style-name="P1"><text:s text:c="8"/>for(int i=0;i&lt;w.length();i++){<text:tab/>//<text:span text:style-name="T7">replaces each char with each uppercase letter</text:span></text:p>
      <text:p text:style-name="P1"><text:s text:c="16"/>std::string tmp=w;</text:p>
      <text:p text:style-name="P1"><text:s text:c="16"/>for(int j=0;j&lt;26;j++){</text:p>
      <text:p text:style-name="P1"><text:s text:c="24"/>std::string tmp2=tmp.replace(i,1,upper[j]);</text:p>
      <text:p text:style-name="P1"><text:s text:c="24"/>sugg=tmp2;</text:p>
      <text:p text:style-name="P1"><text:s text:c="24"/>if(w!=sugg&amp;&amp;search(sugg)){<text:tab/>//<text:span text:style-name="T7">if in dictionary, display</text:span></text:p>
      <text:p text:style-name="P1"><text:s text:c="32"/>num_sugg++;</text:p>
      <text:p text:style-name="P1"><text:s text:c="32"/>std::cout&lt;&lt;" *"&lt;&lt;sugg&lt;&lt;"* ";</text:p>
      <text:p text:style-name="P1"><text:s text:c="24"/>}</text:p>
      <text:p text:style-name="P1"><text:s text:c="16"/>}</text:p>
      <text:p text:style-name="P1"><text:s text:c="8"/>}</text:p>
      <text:p text:style-name="P1"><text:s text:c="8"/>for(int i=0;i&lt;w.length();i++){<text:tab/>//<text:span text:style-name="T7">inserts a lowercase char in each spot of the word</text:span></text:p>
      <text:p text:style-name="P1"><text:s text:c="16"/>std::string tmp=w;</text:p>
      <text:p text:style-name="P1"><text:s text:c="16"/>for(int j=0;j&lt;26;j++){</text:p>
      <text:p text:style-name="P1"><text:s text:c="24"/>tmp.insert(i,lower[j]);</text:p>
      <text:p text:style-name="P1"><text:s text:c="24"/>sugg=tmp;</text:p>
      <text:p text:style-name="P1"><text:s text:c="24"/>if(w!=sugg&amp;&amp;search(sugg)){</text:p>
      <text:p text:style-name="P1"><text:s text:c="32"/>num_sugg++;</text:p>
      <text:p text:style-name="P1"><text:s text:c="32"/>std::cout&lt;&lt;" *"&lt;&lt;sugg&lt;&lt;"* ";</text:p>
      <text:p text:style-name="P1"><text:s text:c="24"/>}</text:p>
      <text:p text:style-name="P1"><text:s text:c="16"/>}</text:p>
      <text:p text:style-name="P1"><text:s text:c="8"/>}</text:p>
      <text:p text:style-name="P1">for(int i=0;i&lt;w.length();i++){<text:tab/>//<text:span text:style-name="T7">inserts an uppercase char in each spot of the word</text:span></text:p>
      <text:p text:style-name="P1"><text:s text:c="16"/>std::string tmp=w;</text:p>
      <text:p text:style-name="P1"><text:s text:c="16"/>for(int j=0; j&lt;26;j++){</text:p>
      <text:p text:style-name="P1"><text:s text:c="24"/>tmp.insert(i,upper[j]);</text:p>
      <text:p text:style-name="P1"><text:s text:c="24"/>sugg=tmp;</text:p>
      <text:p text:style-name="P1"><text:s text:c="24"/>if(w!=sugg&amp;&amp;search(sugg)){<text:tab/>//<text:span text:style-name="T7">if in dictionary, display</text:span></text:p>
      <text:p text:style-name="P1"><text:s text:c="32"/>num_sugg++;</text:p>
      <text:p text:style-name="P1"><text:s text:c="32"/>std::cout&lt;&lt;" *"&lt;&lt;sugg&lt;&lt;"* ";</text:p>
      <text:p text:style-name="P1"><text:s text:c="24"/>}</text:p>
      <text:p text:style-name="P1"><text:s text:c="16"/>}</text:p>
      <text:p text:style-name="P1"><text:s text:c="8"/>}</text:p>
      <text:p text:style-name="P1"><text:s text:c="8"/>for(int i=0;i&lt;w.length();i++){<text:tab/>//<text:span text:style-name="T7">erases each char individually, one at a time</text:span></text:p>
      <text:p text:style-name="P1"><text:s text:c="16"/>std::string tmp=w;</text:p>
      <text:p text:style-name="P1"><text:s text:c="16"/>tmp.erase(tmp.begin()+i);</text:p>
      <text:p text:style-name="P1"><text:soft-page-break/><text:s text:c="16"/>sugg=tmp;</text:p>
      <text:p text:style-name="P1"><text:s text:c="16"/>if(w!=sugg&amp;&amp;search(sugg)){<text:tab/>//<text:span text:style-name="T7">if in dictionary, display</text:span></text:p>
      <text:p text:style-name="P1"><text:s text:c="24"/>num_sugg++;</text:p>
      <text:p text:style-name="P1"><text:s text:c="24"/>std::cout&lt;&lt;" *"&lt;&lt;sugg&lt;&lt;"* ";</text:p>
      <text:p text:style-name="P1"><text:s text:c="16"/>}</text:p>
      <text:p text:style-name="P1"/>
      <text:p text:style-name="P1"><text:s text:c="8"/>}</text:p>
      <text:p text:style-name="P1"><text:s text:c="8"/>for(int i=0;i&lt;w.length();i++){<text:tab/>//<text:span text:style-name="T7">swaps each adjacent char</text:span></text:p>
      <text:p text:style-name="P1"><text:s text:c="16"/>std::string tmp=w;</text:p>
      <text:p text:style-name="P1"><text:s text:c="16"/>std::swap(tmp[i],tmp[i+1]);</text:p>
      <text:p text:style-name="P1"><text:s text:c="16"/>sugg=tmp;</text:p>
      <text:p text:style-name="P1"><text:s text:c="16"/>if(w!=sugg&amp;&amp;search(sugg)){<text:tab/>//<text:span text:style-name="T7">if in dictionary, display</text:span></text:p>
      <text:p text:style-name="P1"><text:s text:c="24"/>num_sugg++;</text:p>
      <text:p text:style-name="P1"><text:s text:c="24"/>std::cout&lt;&lt;" *"&lt;&lt;sugg&lt;&lt;"* ";</text:p>
      <text:p text:style-name="P1"><text:s text:c="16"/>}</text:p>
      <text:p text:style-name="P1"/>
      <text:p text:style-name="P1"><text:s text:c="8"/>}</text:p>
      <text:p text:style-name="P1"><text:s text:c="8"/>std::cout&lt;&lt;"\n";</text:p>
      <text:p text:style-name="P1"><text:s text:c="8"/>for(int x=0;x&lt;25;x++){</text:p>
      <text:p text:style-name="P1"><text:s text:c="16"/>std::cout&lt;&lt;"\033[0;36m"&lt;&lt;"&lt;&gt;"&lt;&lt;"\033[0m";</text:p>
      <text:p text:style-name="P1"><text:s text:c="8"/>}</text:p>
      <text:p text:style-name="P1"/>
      <text:p text:style-name="P1">}</text:p>
      <text:p text:style-name="P1">void Dictionary::two_edit_dis(std::string w){<text:tab/>//<text:span text:style-name="T7">this does a one edit distance, and then instead of displaying the suggested word, it calls one_edit_dis on the suggested word to find the 2</text:span><text:span text:style-name="T8">nd</text:span><text:span text:style-name="T7"> edit distance</text:span></text:p>
      <text:p text:style-name="P1"><text:s text:c="8"/>std::string sugg;</text:p>
      <text:p text:style-name="P1"><text:s text:c="8"/>std::cout&lt;&lt;"Here are a list of possible suggestions:\n";</text:p>
      <text:p text:style-name="P1"><text:s text:c="8"/>for(int i=0;i&lt;w.length();i++){<text:tab/>//<text:span text:style-name="T7">replace with each lowercase letter</text:span></text:p>
      <text:p text:style-name="P1"><text:s text:c="16"/>std::string tmp=w;</text:p>
      <text:p text:style-name="P1"><text:s text:c="16"/>for(int j=0;j&lt;26;j++){</text:p>
      <text:p text:style-name="P1"><text:s text:c="24"/>tmp.replace(i,1,lower[j]);</text:p>
      <text:p text:style-name="P1"><text:s text:c="24"/>sugg=tmp;</text:p>
      <text:p text:style-name="P1"><text:s text:c="24"/>if(search(sugg)){<text:tab/>//<text:span text:style-name="T7">if in, call one_edit_dis</text:span></text:p>
      <text:p text:style-name="P1"><text:s text:c="32"/>one_edit_dis(sugg);</text:p>
      <text:p text:style-name="P1"><text:s text:c="24"/>}</text:p>
      <text:p text:style-name="P1"><text:s text:c="16"/>}</text:p>
      <text:p text:style-name="P1"><text:s text:c="8"/>}</text:p>
      <text:p text:style-name="P1"><text:s text:c="8"/>for(int i=0;i&lt;w.length();i++){<text:tab/>//<text:span text:style-name="T9">replace with each uppercase letter</text:span></text:p>
      <text:p text:style-name="P1"><text:s text:c="16"/>std::string tmp=w;</text:p>
      <text:p text:style-name="P1"><text:s text:c="16"/>for(int j=0;j&lt;26;j++){</text:p>
      <text:p text:style-name="P1"><text:s text:c="24"/>tmp.replace(i,1,upper[j]);</text:p>
      <text:p text:style-name="P1"><text:s text:c="24"/>sugg=tmp;</text:p>
      <text:p text:style-name="P1"><text:s text:c="24"/>if(search(sugg)){<text:tab/>//<text:span text:style-name="T9">if in, call one_edit_dis</text:span></text:p>
      <text:p text:style-name="P1"><text:s text:c="32"/>one_edit_dis(sugg);</text:p>
      <text:p text:style-name="P1"><text:s text:c="24"/>}</text:p>
      <text:p text:style-name="P1"><text:s text:c="16"/>}</text:p>
      <text:p text:style-name="P1"><text:s text:c="8"/>}</text:p>
      <text:p text:style-name="P1"><text:s text:c="8"/>for(int i=0;i&lt;w.length();i++){<text:tab/>//<text:span text:style-name="T9">insert each lowercase letter in word</text:span></text:p>
      <text:p text:style-name="P1"><text:s text:c="16"/>std::string tmp=w;</text:p>
      <text:p text:style-name="P1"><text:soft-page-break/><text:s text:c="16"/>for(int j=0;j&lt;26;j++){</text:p>
      <text:p text:style-name="P1"><text:s text:c="24"/>tmp.insert(i,lower[j]);</text:p>
      <text:p text:style-name="P1"><text:s text:c="24"/>sugg=tmp;</text:p>
      <text:p text:style-name="P1"><text:s text:c="24"/>if(search(sugg)){<text:tab/>//<text:span text:style-name="T9">if in, call one_edit_dis</text:span></text:p>
      <text:p text:style-name="P1"><text:s text:c="32"/>one_edit_dis(sugg);</text:p>
      <text:p text:style-name="P1"><text:s text:c="24"/>}</text:p>
      <text:p text:style-name="P1"><text:s text:c="16"/>}</text:p>
      <text:p text:style-name="P1"><text:s text:c="8"/>}</text:p>
      <text:p text:style-name="P1">for(int i=0;i&lt;w.length();i++){<text:tab/>//<text:span text:style-name="T9">insert with each uppercase letter</text:span></text:p>
      <text:p text:style-name="P1"><text:s text:c="16"/>std::string tmp=w;</text:p>
      <text:p text:style-name="P1"><text:s text:c="16"/>for(int j=0; j&lt;26;j++){</text:p>
      <text:p text:style-name="P1"><text:s text:c="24"/>tmp.insert(i,upper[j]);</text:p>
      <text:p text:style-name="P1"><text:s text:c="24"/>sugg=tmp;</text:p>
      <text:p text:style-name="P1"><text:s text:c="24"/>if(search(sugg)){<text:tab/>//<text:span text:style-name="T9">if in, call one_edit_dis</text:span></text:p>
      <text:p text:style-name="P1"><text:s text:c="32"/>one_edit_dis(sugg);</text:p>
      <text:p text:style-name="P1"><text:s text:c="24"/>}</text:p>
      <text:p text:style-name="P1"><text:s text:c="16"/>}</text:p>
      <text:p text:style-name="P1"><text:s text:c="8"/>}</text:p>
      <text:p text:style-name="P1"><text:s text:c="8"/>for(int i=0;i&lt;w.length();i++){<text:tab/>//<text:span text:style-name="T9">deletes each individual letter, one at a time</text:span></text:p>
      <text:p text:style-name="P1"><text:s text:c="16"/>std::string tmp=w;</text:p>
      <text:p text:style-name="P1"><text:s text:c="16"/>tmp.erase(tmp.begin()+i);</text:p>
      <text:p text:style-name="P1"><text:s text:c="16"/>sugg=tmp;</text:p>
      <text:p text:style-name="P1"><text:s text:c="16"/>if(search(sugg)){<text:tab/>//<text:span text:style-name="T9">if in, call one_edit_dis</text:span></text:p>
      <text:p text:style-name="P1"><text:s text:c="24"/>one_edit_dis(sugg);</text:p>
      <text:p text:style-name="P1"><text:s text:c="16"/>}</text:p>
      <text:p text:style-name="P1"/>
      <text:p text:style-name="P1"><text:s text:c="8"/>}</text:p>
      <text:p text:style-name="P1"><text:s text:c="8"/>for(int i=0;i&lt;w.length();i++){<text:tab/>//<text:span text:style-name="T9">swaps each adjacent char</text:span></text:p>
      <text:p text:style-name="P1"><text:s text:c="16"/>std::string tmp=w;</text:p>
      <text:p text:style-name="P1"><text:s text:c="16"/>std::swap(tmp[i],tmp[i+1]);</text:p>
      <text:p text:style-name="P1"><text:s text:c="16"/>sugg=tmp;</text:p>
      <text:p text:style-name="P1"><text:s text:c="16"/>if(search(sugg)){<text:tab/>//<text:span text:style-name="T9">if in, call one_edit_dis</text:span></text:p>
      <text:p text:style-name="P1"><text:s text:c="24"/>one_edit_dis(sugg);</text:p>
      <text:p text:style-name="P1"><text:s text:c="16"/>}</text:p>
      <text:p text:style-name="P1"/>
      <text:p text:style-name="P1"><text:s text:c="8"/>}</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08:57:07.756923498</meta:creation-date>
    <dc:date>2019-11-11T11:48:26.890970445</dc:date>
    <meta:editing-duration>PT29M26S</meta:editing-duration>
    <meta:editing-cycles>6</meta:editing-cycles>
    <meta:generator>LibreOffice/5.3.6.1$Linux_X86_64 LibreOffice_project/30$Build-1</meta:generator>
    <meta:document-statistic meta:table-count="0" meta:image-count="0" meta:object-count="0" meta:page-count="12" meta:paragraph-count="505" meta:word-count="2285" meta:character-count="24220" meta:non-whitespace-character-count="16950"/>
  </office:meta>
</office:document-meta>
</file>